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Mono" svg:font-family="'Google Sans Mono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Google Sans Mono" fo:font-size="10.5pt" fo:font-weight="normal" fo:background-color="#f0f4f9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0f4f9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000000" loext:opacity="100%" style:font-name="Google Sans Mono" fo:font-size="10.5pt" fo:font-weight="normal" fo:background-color="#f0f4f9"/>
    </style:style>
    <style:style style:name="T1" style:family="text">
      <style:text-properties fo:color="#80808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383838" loext:opacity="100%"/>
    </style:style>
    <style:style style:name="T4" style:family="text">
      <style:text-properties fo:color="#800000" loext:opacity="100%"/>
    </style:style>
    <style:style style:name="T5" style:family="text">
      <style:text-properties fo:color="#0000ff" loext:opacity="100%"/>
    </style:style>
    <style:style style:name="T6" style:family="text">
      <style:text-properties fo:color="#383838" loext:opacity="100%" style:font-name="Google Sans Mono" fo:font-size="10.5pt" fo:font-weight="normal"/>
    </style:style>
    <style:style style:name="T7" style:family="text">
      <style:text-properties fo:color="#800000" loext:opacity="100%" style:font-name="Google Sans Mono" fo:font-size="10.5pt" fo:font-weight="normal"/>
    </style:style>
    <style:style style:name="T8" style:family="text">
      <style:text-properties style:font-name="Google Sans Mono" fo:font-size="10.5pt" fo:font-weight="normal"/>
    </style:style>
    <style:style style:name="T9" style:family="text">
      <style:text-properties fo:color="#ff0000" loext:opacity="100%" style:font-name="Google Sans Mono" fo:font-size="10.5pt" fo:font-weight="normal"/>
    </style:style>
    <style:style style:name="T10" style:family="text">
      <style:text-properties fo:color="#0000ff" loext:opacity="100%" style:font-name="Google Sans Mono" fo:font-size="10.5pt" fo:font-weight="normal"/>
    </style:style>
    <style:style style:name="T11" style:family="text">
      <style:text-properties fo:color="#8430ce" loext:opacity="100%" style:font-name="Google Sans Mono" fo:font-size="10.5pt" fo:font-weight="normal"/>
    </style:style>
    <style:style style:name="T12" style:family="text">
      <style:text-properties fo:color="#0451a5" loext:opacity="100%" style:font-name="Google Sans Mono" fo:font-size="10.5pt" fo:font-weight="normal"/>
    </style:style>
    <style:style style:name="T13" style:family="text">
      <style:text-properties fo:color="#188038" loext:opacity="100%" style:font-name="Google Sans Mono" fo:font-size="10.5pt" fo:font-weight="normal"/>
    </style:style>
    <style:style style:name="T14" style:family="text">
      <style:text-properties fo:color="#5f6368" loext:opacity="100%" style:font-name="Google Sans Mono" fo:font-size="10.5pt" fo:font-weight="normal"/>
    </style:style>
    <style:style style:name="T15" style:family="text">
      <style:text-properties fo:color="#008080" loext:opacity="100%" style:font-name="Google Sans Mono" fo:font-size="10.5pt" fo:font-weight="normal"/>
    </style:style>
    <style:style style:name="T16" style:family="text">
      <style:text-properties fo:color="#b55908" loext:opacity="100%" style:font-name="Google Sans Mono" fo:font-size="10.5pt" fo:font-weight="normal"/>
    </style:style>
    <style:style style:name="T17" style:family="text">
      <style:text-properties fo:color="#18803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DOCTYPE</text:span><text:span text:style-name="T2"> html</text:span><text:span text:style-name="T1">&gt;</text:span></text:p>
      <text:p text:style-name="P1"><text:span text:style-name="T3">&lt;</text:span><text:span text:style-name="T4">html</text:span> <text:span text:style-name="T2">lang</text:span><text:span text:style-name="T3">=</text:span><text:span text:style-name="T5">"es"</text:span><text:span text:style-name="T3">&gt;</text:span></text:p>
      <text:p text:style-name="P1"><text:span text:style-name="T3">&lt;</text:span><text:span text:style-name="T4">head</text:span><text:span text:style-name="T3">&gt;</text:span></text:p>
      <text:p text:style-name="P2">    <text:span text:style-name="T6">&lt;</text:span><text:span text:style-name="T7">meta</text:span><text:span text:style-name="T8"> </text:span><text:span text:style-name="T9">charset</text:span><text:span text:style-name="T6">=</text:span><text:span text:style-name="T10">"UTF-8"</text:span><text:span text:style-name="T6">&gt;</text:span></text:p>
      <text:p text:style-name="P2">    <text:span text:style-name="T6">&lt;</text:span><text:span text:style-name="T7">meta</text:span><text:span text:style-name="T8"> </text:span><text:span text:style-name="T9">name</text:span><text:span text:style-name="T6">=</text:span><text:span text:style-name="T10">"viewport"</text:span><text:span text:style-name="T8"> </text:span><text:span text:style-name="T9">content</text:span><text:span text:style-name="T6">=</text:span><text:span text:style-name="T10">"width=device-width, initial-scale=1.0"</text:span><text:span text:style-name="T6">&gt;</text:span></text:p>
      <text:p text:style-name="P2">    <text:span text:style-name="T6">&lt;</text:span><text:span text:style-name="T7">title</text:span><text:span text:style-name="T6">&gt;</text:span><text:span text:style-name="T8">Noticias Deportivas Canarias</text:span><text:span text:style-name="T6">&lt;/</text:span><text:span text:style-name="T7">title</text:span><text:span text:style-name="T6">&gt;</text:span></text:p>
      <text:p text:style-name="P2">    <text:span text:style-name="T6">&lt;</text:span><text:span text:style-name="T7">script</text:span><text:span text:style-name="T8"> </text:span><text:span text:style-name="T9">src</text:span><text:span text:style-name="T6">=</text:span><text:span text:style-name="T10">"https://cdn.tailwindcss.com"</text:span><text:span text:style-name="T6">&gt;&lt;/</text:span><text:span text:style-name="T7">script</text:span><text:span text:style-name="T6">&gt;</text:span></text:p>
      <text:p text:style-name="P2">    <text:span text:style-name="T6">&lt;</text:span><text:span text:style-name="T7">style</text:span><text:span text:style-name="T6">&gt;</text:span></text:p>
      <text:p text:style-name="P2">        <text:span text:style-name="T11">@import</text:span><text:span text:style-name="T8"> </text:span><text:span text:style-name="T12">url</text:span><text:span text:style-name="T8">(</text:span><text:span text:style-name="T13">'https://fonts.googleapis.com/css2?family=Inter:wght@400;600;700&amp;display=swap'</text:span><text:span text:style-name="T8">);</text:span></text:p>
      <text:p text:style-name="P2">        <text:span text:style-name="T7">body</text:span><text:span text:style-name="T8"> {</text:span></text:p>
      <text:p text:style-name="P2">            <text:span text:style-name="T9">font-family:</text:span><text:span text:style-name="T8"> </text:span><text:span text:style-name="T13">'Inter'</text:span><text:span text:style-name="T8">, </text:span><text:span text:style-name="T12">sans-serif</text:span><text:span text:style-name="T8">;</text:span></text:p>
      <text:p text:style-name="P2">            <text:span text:style-name="T9">background-color:</text:span><text:span text:style-name="T8"> </text:span><text:span text:style-name="T12">#f3f4f6</text:span><text:span text:style-name="T8">;</text:span></text:p>
      <text:p text:style-name="P2">            <text:span text:style-name="T9">color:</text:span><text:span text:style-name="T8"> </text:span><text:span text:style-name="T12">#1f2937</text:span><text:span text:style-name="T8">;</text:span></text:p>
      <text:p text:style-name="P2">        <text:span text:style-name="T8">}</text:span></text:p>
      <text:p text:style-name="P2">    <text:span text:style-name="T6">&lt;/</text:span><text:span text:style-name="T7">style</text:span><text:span text:style-name="T6">&gt;</text:span></text:p>
      <text:p text:style-name="P1"><text:span text:style-name="T3">&lt;/</text:span><text:span text:style-name="T4">head</text:span><text:span text:style-name="T3">&gt;</text:span></text:p>
      <text:p text:style-name="P1"><text:span text:style-name="T3">&lt;</text:span><text:span text:style-name="T4">body</text:span> <text:span text:style-name="T2">class</text:span><text:span text:style-name="T3">=</text:span><text:span text:style-name="T5">"flex flex-col min-h-screen"</text:span><text:span text:style-name="T3">&gt;</text:span></text:p>
      <text:p text:style-name="P3"/>
      <text:p text:style-name="P2">    <text:span text:style-name="T14">&lt;!-- Encabezado --&gt;</text:span></text:p>
      <text:p text:style-name="P2">    <text:span text:style-name="T6">&lt;</text:span><text:span text:style-name="T7">header</text:span><text:span text:style-name="T8"> </text:span><text:span text:style-name="T9">class</text:span><text:span text:style-name="T6">=</text:span><text:span text:style-name="T10">"bg-gray-900 text-white p-4 shadow-lg"</text:span><text:span text:style-name="T6">&gt;</text:span></text:p>
      <text:p text:style-name="P2">        <text:span text:style-name="T6">&lt;</text:span><text:span text:style-name="T7">div</text:span><text:span text:style-name="T8"> </text:span><text:span text:style-name="T9">class</text:span><text:span text:style-name="T6">=</text:span><text:span text:style-name="T10">"container mx-auto flex flex-col sm:flex-row items-center justify-between"</text:span><text:span text:style-name="T6">&gt;</text:span></text:p>
      <text:p text:style-name="P2">            <text:span text:style-name="T6">&lt;</text:span><text:span text:style-name="T7">h1</text:span><text:span text:style-name="T8"> </text:span><text:span text:style-name="T9">class</text:span><text:span text:style-name="T6">=</text:span><text:span text:style-name="T10">"text-3xl font-bold tracking-tight"</text:span><text:span text:style-name="T6">&gt;</text:span><text:span text:style-name="T8">Deportes Canarias IA</text:span><text:span text:style-name="T6">&lt;/</text:span><text:span text:style-name="T7">h1</text:span><text:span text:style-name="T6">&gt;</text:span></text:p>
      <text:p text:style-name="P2">            <text:span text:style-name="T6">&lt;</text:span><text:span text:style-name="T7">nav</text:span><text:span text:style-name="T8"> </text:span><text:span text:style-name="T9">class</text:span><text:span text:style-name="T6">=</text:span><text:span text:style-name="T10">"mt-2 sm:mt-0"</text:span><text:span text:style-name="T6">&gt;</text:span></text:p>
      <text:p text:style-name="P2">                <text:span text:style-name="T6">&lt;</text:span><text:span text:style-name="T7">a</text:span><text:span text:style-name="T8"> </text:span><text:span text:style-name="T9">href</text:span><text:span text:style-name="T6">=</text:span><text:span text:style-name="T10">"#noticias"</text:span><text:span text:style-name="T8"> </text:span><text:span text:style-name="T9">class</text:span><text:span text:style-name="T6">=</text:span><text:span text:style-name="T10">"text-gray-300 hover:text-white mx-2 sm:mx-4 transition-colors duration-300"</text:span><text:span text:style-name="T6">&gt;</text:span><text:span text:style-name="T8">Noticias</text:span><text:span text:style-name="T6">&lt;/</text:span><text:span text:style-name="T7">a</text:span><text:span text:style-name="T6">&gt;</text:span></text:p>
      <text:p text:style-name="P2">            <text:span text:style-name="T6">&lt;/</text:span><text:span text:style-name="T7">nav</text:span><text:span text:style-name="T6">&gt;</text:span></text:p>
      <text:p text:style-name="P2">        <text:span text:style-name="T6">&lt;/</text:span><text:span text:style-name="T7">div</text:span><text:span text:style-name="T6">&gt;</text:span></text:p>
      <text:p text:style-name="P2">    <text:span text:style-name="T6">&lt;/</text:span><text:span text:style-name="T7">header</text:span><text:span text:style-name="T6">&gt;</text:span></text:p>
      <text:p text:style-name="P3"/>
      <text:p text:style-name="P2">    <text:span text:style-name="T14">&lt;!-- Contenido principal --&gt;</text:span></text:p>
      <text:p text:style-name="P2">    <text:span text:style-name="T6">&lt;</text:span><text:span text:style-name="T7">main</text:span><text:span text:style-name="T8"> </text:span><text:span text:style-name="T9">class</text:span><text:span text:style-name="T6">=</text:span><text:span text:style-name="T10">"container mx-auto p-4 flex-grow grid grid-cols-1 md:grid-cols-3 gap-6"</text:span><text:span text:style-name="T6">&gt;</text:span></text:p>
      <text:p text:style-name="P3"/>
      <text:p text:style-name="P2">        <text:span text:style-name="T14">&lt;!-- Formulario de generación de noticias --&gt;</text:span></text:p>
      <text:p text:style-name="P2">        <text:span text:style-name="T6">&lt;</text:span><text:span text:style-name="T7">div</text:span><text:span text:style-name="T8"> </text:span><text:span text:style-name="T9">class</text:span><text:span text:style-name="T6">=</text:span><text:span text:style-name="T10">"col-span-1 md:col-span-1 bg-white p-6 rounded-xl shadow-lg h-fit sticky top-4"</text:span><text:span text:style-name="T6">&gt;</text:span></text:p>
      <text:p text:style-name="P2">            <text:span text:style-name="T6">&lt;</text:span><text:span text:style-name="T7">h2</text:span><text:span text:style-name="T8"> </text:span><text:span text:style-name="T9">class</text:span><text:span text:style-name="T6">=</text:span><text:span text:style-name="T10">"text-2xl font-semibold mb-4"</text:span><text:span text:style-name="T6">&gt;</text:span><text:span text:style-name="T8">Generar Nueva Noticia</text:span><text:span text:style-name="T6">&lt;/</text:span><text:span text:style-name="T7">h2</text:span><text:span text:style-name="T6">&gt;</text:span></text:p>
      <text:p text:style-name="P2">            <text:span text:style-name="T6">&lt;</text:span><text:span text:style-name="T7">div</text:span><text:span text:style-name="T8"> </text:span><text:span text:style-name="T9">class</text:span><text:span text:style-name="T6">=</text:span><text:span text:style-name="T10">"mb-4"</text:span><text:span text:style-name="T6">&gt;</text:span></text:p>
      <text:p text:style-name="P2">                <text:span text:style-name="T6">&lt;</text:span><text:span text:style-name="T7">label</text:span><text:span text:style-name="T8"> </text:span><text:span text:style-name="T9">for</text:span><text:span text:style-name="T6">=</text:span><text:span text:style-name="T10">"topic"</text:span><text:span text:style-name="T8"> </text:span><text:span text:style-name="T9">class</text:span><text:span text:style-name="T6">=</text:span><text:span text:style-name="T10">"block text-sm font-medium text-gray-700"</text:span><text:span text:style-name="T6">&gt;</text:span><text:span text:style-name="T8">Selecciona un tema:</text:span><text:span text:style-name="T6">&lt;/</text:span><text:span text:style-name="T7">label</text:span><text:span text:style-name="T6">&gt;</text:span></text:p>
      <text:p text:style-name="P2">                <text:span text:style-name="T6">&lt;</text:span><text:span text:style-name="T7">select</text:span><text:span text:style-name="T8"> </text:span><text:span text:style-name="T9">id</text:span><text:span text:style-name="T6">=</text:span><text:span text:style-name="T10">"topic"</text:span><text:span text:style-name="T8"> </text:span><text:span text:style-name="T9">class</text:span><text:span text:style-name="T6">=</text:span><text:span text:style-name="T10">"mt-1 block w-full rounded-md border-gray-300 shadow-sm focus:border-indigo-500 focus:ring-indigo-500 p-2 border"</text:span><text:span text:style-name="T6">&gt;</text:span></text:p>
      <text:p text:style-name="P2">                    <text:span text:style-name="T6">&lt;</text:span><text:span text:style-name="T7">option</text:span><text:span text:style-name="T8"> </text:span><text:span text:style-name="T9">value</text:span><text:span text:style-name="T6">=</text:span><text:span text:style-name="T10">"UD Las Palmas"</text:span><text:span text:style-name="T6">&gt;</text:span><text:span text:style-name="T8">UD Las Palmas</text:span><text:span text:style-name="T6">&lt;/</text:span><text:span text:style-name="T7">option</text:span><text:span text:style-name="T6">&gt;</text:span></text:p>
      <text:p text:style-name="P2">                    <text:span text:style-name="T6">&lt;</text:span><text:span text:style-name="T7">option</text:span><text:span text:style-name="T8"> </text:span><text:span text:style-name="T9">value</text:span><text:span text:style-name="T6">=</text:span><text:span text:style-name="T10">"CD Tenerife"</text:span><text:span text:style-name="T6">&gt;</text:span><text:span text:style-name="T8">CD Tenerife</text:span><text:span text:style-name="T6">&lt;/</text:span><text:span text:style-name="T7">option</text:span><text:span text:style-name="T6">&gt;</text:span></text:p>
      <text:p text:style-name="P2">                    <text:span text:style-name="T6">&lt;</text:span><text:span text:style-name="T7">option</text:span><text:span text:style-name="T8"> </text:span><text:span text:style-name="T9">value</text:span><text:span text:style-name="T6">=</text:span><text:span text:style-name="T10">"Baloncesto Canarias (Lenovo Tenerife)"</text:span><text:span text:style-name="T6">&gt;</text:span><text:span text:style-name="T8">Baloncesto Canarias (Lenovo Tenerife)</text:span><text:span text:style-name="T6">&lt;/</text:span><text:span text:style-name="T7">option</text:span><text:span text:style-name="T6">&gt;</text:span></text:p>
      <text:p text:style-name="P2">                    <text:span text:style-name="T6">&lt;</text:span><text:span text:style-name="T7">option</text:span><text:span text:style-name="T8"> </text:span><text:span text:style-name="T9">value</text:span><text:span text:style-name="T6">=</text:span><text:span text:style-name="T10">"CB Gran Canaria (Dreamland)"</text:span><text:span text:style-name="T6">&gt;</text:span><text:span text:style-name="T8">CB Gran Canaria (Dreamland)</text:span><text:span text:style-name="T6">&lt;/</text:span><text:span text:style-name="T7">option</text:span><text:span text:style-name="T6">&gt;</text:span></text:p>
      <text:p text:style-name="P2"><text:soft-page-break/>                    <text:span text:style-name="T6">&lt;</text:span><text:span text:style-name="T7">option</text:span><text:span text:style-name="T8"> </text:span><text:span text:style-name="T9">value</text:span><text:span text:style-name="T6">=</text:span><text:span text:style-name="T10">"Deporte Femenino en Canarias"</text:span><text:span text:style-name="T6">&gt;</text:span><text:span text:style-name="T8">Deporte Femenino en Canarias</text:span><text:span text:style-name="T6">&lt;/</text:span><text:span text:style-name="T7">option</text:span><text:span text:style-name="T6">&gt;</text:span></text:p>
      <text:p text:style-name="P2">                    <text:span text:style-name="T6">&lt;</text:span><text:span text:style-name="T7">option</text:span><text:span text:style-name="T8"> </text:span><text:span text:style-name="T9">value</text:span><text:span text:style-name="T6">=</text:span><text:span text:style-name="T10">"Atletismo Canario"</text:span><text:span text:style-name="T6">&gt;</text:span><text:span text:style-name="T8">Atletismo Canario</text:span><text:span text:style-name="T6">&lt;/</text:span><text:span text:style-name="T7">option</text:span><text:span text:style-name="T6">&gt;</text:span></text:p>
      <text:p text:style-name="P2">                <text:span text:style-name="T6">&lt;/</text:span><text:span text:style-name="T7">select</text:span><text:span text:style-name="T6">&gt;</text:span></text:p>
      <text:p text:style-name="P2">            <text:span text:style-name="T6">&lt;/</text:span><text:span text:style-name="T7">div</text:span><text:span text:style-name="T6">&gt;</text:span></text:p>
      <text:p text:style-name="P2">            <text:span text:style-name="T6">&lt;</text:span><text:span text:style-name="T7">button</text:span><text:span text:style-name="T8"> </text:span><text:span text:style-name="T9">id</text:span><text:span text:style-name="T6">=</text:span><text:span text:style-name="T10">"generateBtn"</text:span><text:span text:style-name="T8"> </text:span><text:span text:style-name="T9">class</text:span><text:span text:style-name="T6">=</text:span><text:span text:style-name="T10">"w-full bg-blue-600 hover:bg-blue-700 text-white font-bold py-2 px-4 rounded-lg shadow-md transition-colors duration-300"</text:span><text:span text:style-name="T6">&gt;</text:span></text:p>
      <text:p text:style-name="P2">                <text:span text:style-name="T8">Generar Noticia con IA</text:span></text:p>
      <text:p text:style-name="P2">            <text:span text:style-name="T6">&lt;/</text:span><text:span text:style-name="T7">button</text:span><text:span text:style-name="T6">&gt;</text:span></text:p>
      <text:p text:style-name="P2">            <text:span text:style-name="T6">&lt;</text:span><text:span text:style-name="T7">div</text:span><text:span text:style-name="T8"> </text:span><text:span text:style-name="T9">id</text:span><text:span text:style-name="T6">=</text:span><text:span text:style-name="T10">"loading"</text:span><text:span text:style-name="T8"> </text:span><text:span text:style-name="T9">class</text:span><text:span text:style-name="T6">=</text:span><text:span text:style-name="T10">"mt-4 text-center text-gray-500 hidden"</text:span><text:span text:style-name="T6">&gt;</text:span></text:p>
      <text:p text:style-name="P2">                <text:span text:style-name="T6">&lt;</text:span><text:span text:style-name="T7">div</text:span><text:span text:style-name="T8"> </text:span><text:span text:style-name="T9">class</text:span><text:span text:style-name="T6">=</text:span><text:span text:style-name="T10">"flex items-center justify-center"</text:span><text:span text:style-name="T6">&gt;</text:span></text:p>
      <text:p text:style-name="P2">                    <text:span text:style-name="T6">&lt;</text:span><text:span text:style-name="T7">svg</text:span><text:span text:style-name="T8"> </text:span><text:span text:style-name="T9">class</text:span><text:span text:style-name="T6">=</text:span><text:span text:style-name="T10">"animate-spin -ml-1 mr-3 h-5 w-5 text-blue-500"</text:span><text:span text:style-name="T8"> </text:span><text:span text:style-name="T9">xmlns</text:span><text:span text:style-name="T6">=</text:span><text:span text:style-name="T10">"http://www.w3.org/2000/svg"</text:span><text:span text:style-name="T8"> </text:span><text:span text:style-name="T9">fill</text:span><text:span text:style-name="T6">=</text:span><text:span text:style-name="T10">"none"</text:span><text:span text:style-name="T8"> </text:span><text:span text:style-name="T9">viewBox</text:span><text:span text:style-name="T6">=</text:span><text:span text:style-name="T10">"0 0 24 24"</text:span><text:span text:style-name="T6">&gt;</text:span></text:p>
      <text:p text:style-name="P2">                        <text:span text:style-name="T6">&lt;</text:span><text:span text:style-name="T7">circle</text:span><text:span text:style-name="T8"> </text:span><text:span text:style-name="T9">class</text:span><text:span text:style-name="T6">=</text:span><text:span text:style-name="T10">"opacity-25"</text:span><text:span text:style-name="T8"> </text:span><text:span text:style-name="T9">cx</text:span><text:span text:style-name="T6">=</text:span><text:span text:style-name="T10">"12"</text:span><text:span text:style-name="T8"> </text:span><text:span text:style-name="T9">cy</text:span><text:span text:style-name="T6">=</text:span><text:span text:style-name="T10">"12"</text:span><text:span text:style-name="T8"> </text:span><text:span text:style-name="T9">r</text:span><text:span text:style-name="T6">=</text:span><text:span text:style-name="T10">"10"</text:span><text:span text:style-name="T8"> </text:span><text:span text:style-name="T9">stroke</text:span><text:span text:style-name="T6">=</text:span><text:span text:style-name="T10">"currentColor"</text:span><text:span text:style-name="T8"> </text:span><text:span text:style-name="T9">stroke-width</text:span><text:span text:style-name="T6">=</text:span><text:span text:style-name="T10">"4"</text:span><text:span text:style-name="T6">&gt;&lt;/</text:span><text:span text:style-name="T7">circle</text:span><text:span text:style-name="T6">&gt;</text:span></text:p>
      <text:p text:style-name="P2">                        <text:span text:style-name="T6">&lt;</text:span><text:span text:style-name="T7">path</text:span><text:span text:style-name="T8"> </text:span><text:span text:style-name="T9">class</text:span><text:span text:style-name="T6">=</text:span><text:span text:style-name="T10">"opacity-75"</text:span><text:span text:style-name="T8"> </text:span><text:span text:style-name="T9">fill</text:span><text:span text:style-name="T6">=</text:span><text:span text:style-name="T10">"currentColor"</text:span><text:span text:style-name="T8"> </text:span><text:span text:style-name="T9">d</text:span><text:span text:style-name="T6">=</text:span><text:span text:style-name="T10">"M4 12a8 8 0 018-8V0C5.373 0 0 5.373 0 12h4zm2 5.291A7.962 7.962 0 014 12H0c0 3.042 1.135 5.824 3 7.938l3-2.647z"</text:span><text:span text:style-name="T6">&gt;&lt;/</text:span><text:span text:style-name="T7">path</text:span><text:span text:style-name="T6">&gt;</text:span></text:p>
      <text:p text:style-name="P2">                    <text:span text:style-name="T6">&lt;/</text:span><text:span text:style-name="T7">svg</text:span><text:span text:style-name="T6">&gt;</text:span></text:p>
      <text:p text:style-name="P2">                    <text:span text:style-name="T8">Generando contenido...</text:span></text:p>
      <text:p text:style-name="P2">                <text:span text:style-name="T6">&lt;/</text:span><text:span text:style-name="T7">div</text:span><text:span text:style-name="T6">&gt;</text:span></text:p>
      <text:p text:style-name="P2">            <text:span text:style-name="T6">&lt;/</text:span><text:span text:style-name="T7">div</text:span><text:span text:style-name="T6">&gt;</text:span></text:p>
      <text:p text:style-name="P2">            <text:span text:style-name="T6">&lt;</text:span><text:span text:style-name="T7">div</text:span><text:span text:style-name="T8"> </text:span><text:span text:style-name="T9">id</text:span><text:span text:style-name="T6">=</text:span><text:span text:style-name="T10">"statusMessage"</text:span><text:span text:style-name="T8"> </text:span><text:span text:style-name="T9">class</text:span><text:span text:style-name="T6">=</text:span><text:span text:style-name="T10">"mt-4 text-center text-red-500 hidden"</text:span><text:span text:style-name="T6">&gt;&lt;/</text:span><text:span text:style-name="T7">div</text:span><text:span text:style-name="T6">&gt;</text:span></text:p>
      <text:p text:style-name="P2">            <text:span text:style-name="T6">&lt;</text:span><text:span text:style-name="T7">p</text:span><text:span text:style-name="T8"> </text:span><text:span text:style-name="T9">class</text:span><text:span text:style-name="T6">=</text:span><text:span text:style-name="T10">"text-xs text-gray-500 mt-4 text-center"</text:span><text:span text:style-name="T6">&gt;</text:span></text:p>
      <text:p text:style-name="P2">                <text:span text:style-name="T8">ID de Usuario: </text:span><text:span text:style-name="T6">&lt;</text:span><text:span text:style-name="T7">span</text:span><text:span text:style-name="T8"> </text:span><text:span text:style-name="T9">id</text:span><text:span text:style-name="T6">=</text:span><text:span text:style-name="T10">"userIdDisplay"</text:span><text:span text:style-name="T8"> </text:span><text:span text:style-name="T9">class</text:span><text:span text:style-name="T6">=</text:span><text:span text:style-name="T10">"font-mono break-words"</text:span><text:span text:style-name="T6">&gt;</text:span><text:span text:style-name="T8">Cargando...</text:span><text:span text:style-name="T6">&lt;/</text:span><text:span text:style-name="T7">span</text:span><text:span text:style-name="T6">&gt;</text:span></text:p>
      <text:p text:style-name="P2">            <text:span text:style-name="T6">&lt;/</text:span><text:span text:style-name="T7">p</text:span><text:span text:style-name="T6">&gt;</text:span></text:p>
      <text:p text:style-name="P2">        <text:span text:style-name="T6">&lt;/</text:span><text:span text:style-name="T7">div</text:span><text:span text:style-name="T6">&gt;</text:span></text:p>
      <text:p text:style-name="P3"/>
      <text:p text:style-name="P2">        <text:span text:style-name="T14">&lt;!-- Sección de noticias --&gt;</text:span></text:p>
      <text:p text:style-name="P2">        <text:span text:style-name="T6">&lt;</text:span><text:span text:style-name="T7">div</text:span><text:span text:style-name="T8"> </text:span><text:span text:style-name="T9">class</text:span><text:span text:style-name="T6">=</text:span><text:span text:style-name="T10">"col-span-1 md:col-span-2"</text:span><text:span text:style-name="T6">&gt;</text:span></text:p>
      <text:p text:style-name="P2">            <text:span text:style-name="T6">&lt;</text:span><text:span text:style-name="T7">h2</text:span><text:span text:style-name="T8"> </text:span><text:span text:style-name="T9">id</text:span><text:span text:style-name="T6">=</text:span><text:span text:style-name="T10">"noticias"</text:span><text:span text:style-name="T8"> </text:span><text:span text:style-name="T9">class</text:span><text:span text:style-name="T6">=</text:span><text:span text:style-name="T10">"text-3xl font-bold mb-6"</text:span><text:span text:style-name="T6">&gt;</text:span><text:span text:style-name="T8">Últimas Noticias</text:span><text:span text:style-name="T6">&lt;/</text:span><text:span text:style-name="T7">h2</text:span><text:span text:style-name="T6">&gt;</text:span></text:p>
      <text:p text:style-name="P2">            <text:span text:style-name="T6">&lt;</text:span><text:span text:style-name="T7">div</text:span><text:span text:style-name="T8"> </text:span><text:span text:style-name="T9">id</text:span><text:span text:style-name="T6">=</text:span><text:span text:style-name="T10">"news-container"</text:span><text:span text:style-name="T8"> </text:span><text:span text:style-name="T9">class</text:span><text:span text:style-name="T6">=</text:span><text:span text:style-name="T10">"space-y-6"</text:span><text:span text:style-name="T6">&gt;</text:span></text:p>
      <text:p text:style-name="P2">                <text:span text:style-name="T14">&lt;!-- Las noticias se cargarán aquí --&gt;</text:span></text:p>
      <text:p text:style-name="P2">                <text:span text:style-name="T6">&lt;</text:span><text:span text:style-name="T7">div</text:span><text:span text:style-name="T8"> </text:span><text:span text:style-name="T9">id</text:span><text:span text:style-name="T6">=</text:span><text:span text:style-name="T10">"loading-initial"</text:span><text:span text:style-name="T8"> </text:span><text:span text:style-name="T9">class</text:span><text:span text:style-name="T6">=</text:span><text:span text:style-name="T10">"flex justify-center items-center h-48"</text:span><text:span text:style-name="T6">&gt;</text:span></text:p>
      <text:p text:style-name="P2">                    <text:span text:style-name="T6">&lt;</text:span><text:span text:style-name="T7">svg</text:span><text:span text:style-name="T8"> </text:span><text:span text:style-name="T9">class</text:span><text:span text:style-name="T6">=</text:span><text:span text:style-name="T10">"animate-spin h-8 w-8 text-blue-600"</text:span><text:span text:style-name="T8"> </text:span><text:span text:style-name="T9">xmlns</text:span><text:span text:style-name="T6">=</text:span><text:span text:style-name="T10">"http://www.w3.org/2000/svg"</text:span><text:span text:style-name="T8"> </text:span><text:span text:style-name="T9">fill</text:span><text:span text:style-name="T6">=</text:span><text:span text:style-name="T10">"none"</text:span><text:span text:style-name="T8"> </text:span><text:span text:style-name="T9">viewBox</text:span><text:span text:style-name="T6">=</text:span><text:span text:style-name="T10">"0 0 24 24"</text:span><text:span text:style-name="T6">&gt;</text:span></text:p>
      <text:p text:style-name="P2">                        <text:span text:style-name="T6">&lt;</text:span><text:span text:style-name="T7">circle</text:span><text:span text:style-name="T8"> </text:span><text:span text:style-name="T9">class</text:span><text:span text:style-name="T6">=</text:span><text:span text:style-name="T10">"opacity-25"</text:span><text:span text:style-name="T8"> </text:span><text:span text:style-name="T9">cx</text:span><text:span text:style-name="T6">=</text:span><text:span text:style-name="T10">"12"</text:span><text:span text:style-name="T8"> </text:span><text:span text:style-name="T9">cy</text:span><text:span text:style-name="T6">=</text:span><text:span text:style-name="T10">"12"</text:span><text:span text:style-name="T8"> </text:span><text:span text:style-name="T9">r</text:span><text:span text:style-name="T6">=</text:span><text:span text:style-name="T10">"10"</text:span><text:span text:style-name="T8"> </text:span><text:span text:style-name="T9">stroke</text:span><text:span text:style-name="T6">=</text:span><text:span text:style-name="T10">"currentColor"</text:span><text:span text:style-name="T8"> </text:span><text:span text:style-name="T9">stroke-width</text:span><text:span text:style-name="T6">=</text:span><text:span text:style-name="T10">"4"</text:span><text:span text:style-name="T6">&gt;&lt;/</text:span><text:span text:style-name="T7">circle</text:span><text:span text:style-name="T6">&gt;</text:span></text:p>
      <text:p text:style-name="P2">                        <text:span text:style-name="T6">&lt;</text:span><text:span text:style-name="T7">path</text:span><text:span text:style-name="T8"> </text:span><text:span text:style-name="T9">class</text:span><text:span text:style-name="T6">=</text:span><text:span text:style-name="T10">"opacity-75"</text:span><text:span text:style-name="T8"> </text:span><text:span text:style-name="T9">fill</text:span><text:span text:style-name="T6">=</text:span><text:span text:style-name="T10">"currentColor"</text:span><text:span text:style-name="T8"> </text:span><text:span text:style-name="T9">d</text:span><text:span text:style-name="T6">=</text:span><text:span text:style-name="T10">"M4 12a8 8 0 018-8V0C5.373 0 0 5.373 0 12h4zm2 5.291A7.962 7.962 0 014 12H0c0 3.042 1.135 5.824 3 7.938l3-2.647z"</text:span><text:span text:style-name="T6">&gt;&lt;/</text:span><text:span text:style-name="T7">path</text:span><text:span text:style-name="T6">&gt;</text:span></text:p>
      <text:p text:style-name="P2">                    <text:span text:style-name="T6">&lt;/</text:span><text:span text:style-name="T7">svg</text:span><text:span text:style-name="T6">&gt;</text:span></text:p>
      <text:p text:style-name="P2">                    <text:span text:style-name="T6">&lt;</text:span><text:span text:style-name="T7">p</text:span><text:span text:style-name="T8"> </text:span><text:span text:style-name="T9">class</text:span><text:span text:style-name="T6">=</text:span><text:span text:style-name="T10">"ml-4 text-lg text-gray-600"</text:span><text:span text:style-name="T6">&gt;</text:span><text:span text:style-name="T8">Cargando noticias...</text:span><text:span text:style-name="T6">&lt;/</text:span><text:span text:style-name="T7">p</text:span><text:span text:style-name="T6">&gt;</text:span></text:p>
      <text:p text:style-name="P2">                <text:span text:style-name="T6">&lt;/</text:span><text:span text:style-name="T7">div</text:span><text:span text:style-name="T6">&gt;</text:span></text:p>
      <text:p text:style-name="P2">            <text:span text:style-name="T6">&lt;/</text:span><text:span text:style-name="T7">div</text:span><text:span text:style-name="T6">&gt;</text:span></text:p>
      <text:p text:style-name="P2">        <text:span text:style-name="T6">&lt;/</text:span><text:span text:style-name="T7">div</text:span><text:span text:style-name="T6">&gt;</text:span></text:p>
      <text:p text:style-name="P2">    <text:span text:style-name="T6">&lt;/</text:span><text:span text:style-name="T7">main</text:span><text:span text:style-name="T6">&gt;</text:span></text:p>
      <text:p text:style-name="P3"/>
      <text:p text:style-name="P2">    <text:span text:style-name="T14">&lt;!-- Pie de página --&gt;</text:span></text:p>
      <text:p text:style-name="P2">    <text:span text:style-name="T6">&lt;</text:span><text:span text:style-name="T7">footer</text:span><text:span text:style-name="T8"> </text:span><text:span text:style-name="T9">class</text:span><text:span text:style-name="T6">=</text:span><text:span text:style-name="T10">"bg-gray-900 text-gray-400 text-center p-4 mt-6"</text:span><text:span text:style-name="T6">&gt;</text:span></text:p>
      <text:p text:style-name="P2"><text:soft-page-break/>        <text:span text:style-name="T6">&lt;</text:span><text:span text:style-name="T7">p</text:span><text:span text:style-name="T8"> </text:span><text:span text:style-name="T9">class</text:span><text:span text:style-name="T6">=</text:span><text:span text:style-name="T10">"text-sm"</text:span><text:span text:style-name="T6">&gt;</text:span><text:span text:style-name="T8">&amp;copy; 2025 Noticias Deportivas Canarias IA. Contenido generado con criterio propio.</text:span><text:span text:style-name="T6">&lt;/</text:span><text:span text:style-name="T7">p</text:span><text:span text:style-name="T6">&gt;</text:span></text:p>
      <text:p text:style-name="P2">    <text:span text:style-name="T6">&lt;/</text:span><text:span text:style-name="T7">footer</text:span><text:span text:style-name="T6">&gt;</text:span></text:p>
      <text:p text:style-name="P3"/>
      <text:p text:style-name="P2">    <text:span text:style-name="T14">&lt;!-- Firebase SDKs --&gt;</text:span></text:p>
      <text:p text:style-name="P2">    <text:span text:style-name="T6">&lt;</text:span><text:span text:style-name="T7">script</text:span><text:span text:style-name="T8"> </text:span><text:span text:style-name="T9">type</text:span><text:span text:style-name="T6">=</text:span><text:span text:style-name="T10">"module"</text:span><text:span text:style-name="T6">&gt;</text:span></text:p>
      <text:p text:style-name="P2">        <text:span text:style-name="T11">import</text:span><text:span text:style-name="T8"> { initializeApp } </text:span><text:span text:style-name="T11">from</text:span><text:span text:style-name="T8"> </text:span><text:span text:style-name="T13">"https://www.gstatic.com/firebasejs/11.6.1/firebase-app.js"</text:span><text:span text:style-name="T8">;</text:span></text:p>
      <text:p text:style-name="P2">        <text:span text:style-name="T11">import</text:span><text:span text:style-name="T8"> { getAuth, signInAnonymously, signInWithCustomToken, onAuthStateChanged } </text:span><text:span text:style-name="T11">from</text:span><text:span text:style-name="T8"> </text:span><text:span text:style-name="T13">"https://www.gstatic.com/firebasejs/11.6.1/firebase-auth.js"</text:span><text:span text:style-name="T8">;</text:span></text:p>
      <text:p text:style-name="P2">        <text:span text:style-name="T11">import</text:span><text:span text:style-name="T8"> { getFirestore, collection, onSnapshot, addDoc, serverTimestamp, query, orderBy } </text:span><text:span text:style-name="T11">from</text:span><text:span text:style-name="T8"> </text:span><text:span text:style-name="T13">"https://www.gstatic.com/firebasejs/11.6.1/firebase-firestore.js"</text:span><text:span text:style-name="T8">;</text:span></text:p>
      <text:p text:style-name="P3"/>
      <text:p text:style-name="P2">        <text:span text:style-name="T14">// Variables globales proporcionadas por el entorno</text:span></text:p>
      <text:p text:style-name="P2">        <text:span text:style-name="T11">const</text:span><text:span text:style-name="T8"> appId = </text:span><text:span text:style-name="T11">typeof</text:span><text:span text:style-name="T8"> __app_id !== </text:span><text:span text:style-name="T13">'undefined'</text:span><text:span text:style-name="T8"> ? __app_id : </text:span><text:span text:style-name="T13">'default-app-id'</text:span><text:span text:style-name="T8">;</text:span></text:p>
      <text:p text:style-name="P2">        <text:span text:style-name="T11">const</text:span><text:span text:style-name="T8"> firebaseConfig = </text:span><text:span text:style-name="T11">typeof</text:span><text:span text:style-name="T8"> __firebase_config !== </text:span><text:span text:style-name="T13">'undefined'</text:span><text:span text:style-name="T8"> ? </text:span><text:span text:style-name="T15">JSON</text:span><text:span text:style-name="T8">.parse(__firebase_config) : {};</text:span></text:p>
      <text:p text:style-name="P2">        <text:span text:style-name="T11">const</text:span><text:span text:style-name="T8"> initialAuthToken = </text:span><text:span text:style-name="T11">typeof</text:span><text:span text:style-name="T8"> __initial_auth_token !== </text:span><text:span text:style-name="T13">'undefined'</text:span><text:span text:style-name="T8"> ? __initial_auth_token : </text:span><text:span text:style-name="T11">null</text:span><text:span text:style-name="T8">;</text:span></text:p>
      <text:p text:style-name="P3"/>
      <text:p text:style-name="P2">        <text:span text:style-name="T14">// Inicializar Firebase</text:span></text:p>
      <text:p text:style-name="P2">        <text:span text:style-name="T11">let</text:span><text:span text:style-name="T8"> app, auth, db;</text:span></text:p>
      <text:p text:style-name="P2">        <text:span text:style-name="T11">try</text:span><text:span text:style-name="T8"> {</text:span></text:p>
      <text:p text:style-name="P2">            <text:span text:style-name="T8">app = initializeApp(firebaseConfig);</text:span></text:p>
      <text:p text:style-name="P2">            <text:span text:style-name="T8">auth = getAuth(app);</text:span></text:p>
      <text:p text:style-name="P2">            <text:span text:style-name="T8">db = getFirestore(app);</text:span></text:p>
      <text:p text:style-name="P2">        <text:span text:style-name="T8">} </text:span><text:span text:style-name="T11">catch</text:span><text:span text:style-name="T8"> (error) {</text:span></text:p>
      <text:p text:style-name="P2">            <text:span text:style-name="T8">console.error(</text:span><text:span text:style-name="T13">"Error al inicializar Firebase:"</text:span><text:span text:style-name="T8">, error);</text:span></text:p>
      <text:p text:style-name="P2">            <text:span text:style-name="T8">document.getElementById(</text:span><text:span text:style-name="T13">'statusMessage'</text:span><text:span text:style-name="T8">).textContent = </text:span><text:span text:style-name="T13">'Error al inicializar la base de datos. Por favor, inténtelo de nuevo.'</text:span><text:span text:style-name="T8">;</text:span></text:p>
      <text:p text:style-name="P2">            <text:span text:style-name="T8">document.getElementById(</text:span><text:span text:style-name="T13">'statusMessage'</text:span><text:span text:style-name="T8">).classList.remove(</text:span><text:span text:style-name="T13">'hidden'</text:span><text:span text:style-name="T8">);</text:span></text:p>
      <text:p text:style-name="P2">            <text:span text:style-name="T8">document.getElementById(</text:span><text:span text:style-name="T13">'generateBtn'</text:span><text:span text:style-name="T8">).disabled = </text:span><text:span text:style-name="T11">true</text:span><text:span text:style-name="T8">;</text:span></text:p>
      <text:p text:style-name="P2">        <text:span text:style-name="T8">}</text:span></text:p>
      <text:p text:style-name="P3"/>
      <text:p text:style-name="P2">        <text:span text:style-name="T11">const</text:span><text:span text:style-name="T8"> newsCollection = collection(db, </text:span><text:span text:style-name="T13">`/artifacts/</text:span><text:span text:style-name="T8">${appId}</text:span><text:span text:style-name="T13">/public/data/news`</text:span><text:span text:style-name="T8">);</text:span></text:p>
      <text:p text:style-name="P3"/>
      <text:p text:style-name="P2">        <text:span text:style-name="T14">// Elementos del DOM</text:span></text:p>
      <text:p text:style-name="P2">        <text:span text:style-name="T11">const</text:span><text:span text:style-name="T8"> generateBtn = document.getElementById(</text:span><text:span text:style-name="T13">'generateBtn'</text:span><text:span text:style-name="T8">);</text:span></text:p>
      <text:p text:style-name="P2">        <text:span text:style-name="T11">const</text:span><text:span text:style-name="T8"> loadingDiv = document.getElementById(</text:span><text:span text:style-name="T13">'loading'</text:span><text:span text:style-name="T8">);</text:span></text:p>
      <text:p text:style-name="P2">        <text:span text:style-name="T11">const</text:span><text:span text:style-name="T8"> statusMessage = document.getElementById(</text:span><text:span text:style-name="T13">'statusMessage'</text:span><text:span text:style-name="T8">);</text:span></text:p>
      <text:p text:style-name="P2">        <text:span text:style-name="T11">const</text:span><text:span text:style-name="T8"> newsContainer = document.getElementById(</text:span><text:span text:style-name="T13">'news-container'</text:span><text:span text:style-name="T8">);</text:span></text:p>
      <text:p text:style-name="P2">        <text:span text:style-name="T11">const</text:span><text:span text:style-name="T8"> topicSelect = document.getElementById(</text:span><text:span text:style-name="T13">'topic'</text:span><text:span text:style-name="T8">);</text:span></text:p>
      <text:p text:style-name="P2">        <text:span text:style-name="T11">const</text:span><text:span text:style-name="T8"> userIdDisplay = document.getElementById(</text:span><text:span text:style-name="T13">'userIdDisplay'</text:span><text:span text:style-name="T8">);</text:span></text:p>
      <text:p text:style-name="P2">        <text:span text:style-name="T11">const</text:span><text:span text:style-name="T8"> loadingInitial = document.getElementById(</text:span><text:span text:style-name="T13">'loading-initial'</text:span><text:span text:style-name="T8">);</text:span></text:p>
      <text:p text:style-name="P3"/>
      <text:p text:style-name="P2">        <text:span text:style-name="T14">// Función para renderizar una noticia</text:span></text:p>
      <text:p text:style-name="P2">        <text:span text:style-name="T11">const</text:span><text:span text:style-name="T8"> renderNews = (news) =&gt; {</text:span></text:p>
      <text:p text:style-name="P2">            <text:span text:style-name="T8">newsContainer.innerHTML = </text:span><text:span text:style-name="T13">''</text:span><text:span text:style-name="T8">;</text:span></text:p>
      <text:p text:style-name="P2">            <text:span text:style-name="T11">const</text:span><text:span text:style-name="T8"> sortedNews = news.sort((a, b) =&gt; b.timestamp - a.timestamp); </text:span><text:span text:style-name="T14">// Ordenar por fecha</text:span></text:p>
      <text:p text:style-name="P3"><text:soft-page-break/></text:p>
      <text:p text:style-name="P2">            <text:span text:style-name="T11">if</text:span><text:span text:style-name="T8"> (sortedNews.length === </text:span><text:span text:style-name="T16">0</text:span><text:span text:style-name="T8">) {</text:span></text:p>
      <text:p text:style-name="P2">                <text:span text:style-name="T8">newsContainer.innerHTML = </text:span><text:span text:style-name="T13">'&lt;p class="text-center text-gray-500 text-lg"&gt;No hay noticias todavía. ¡Genera la primera!&lt;/p&gt;'</text:span><text:span text:style-name="T8">;</text:span></text:p>
      <text:p text:style-name="P2">            <text:span text:style-name="T8">}</text:span></text:p>
      <text:p text:style-name="P3"/>
      <text:p text:style-name="P2">            <text:span text:style-name="T8">sortedNews.forEach(doc =&gt; {</text:span></text:p>
      <text:p text:style-name="P2">                <text:span text:style-name="T11">const</text:span><text:span text:style-name="T8"> article = doc.data();</text:span></text:p>
      <text:p text:style-name="P2">                <text:span text:style-name="T11">const</text:span><text:span text:style-name="T8"> newsCard = document.createElement(</text:span><text:span text:style-name="T13">'div'</text:span><text:span text:style-name="T8">);</text:span></text:p>
      <text:p text:style-name="P2">                <text:span text:style-name="T8">newsCard.className = </text:span><text:span text:style-name="T13">'bg-white p-6 rounded-xl shadow-lg hover:shadow-xl transition-shadow duration-300'</text:span><text:span text:style-name="T8">;</text:span></text:p>
      <text:p text:style-name="P2">                <text:span text:style-name="T8">newsCard.innerHTML = </text:span><text:span text:style-name="T13">`</text:span></text:p>
      <text:p text:style-name="P2"><text:span text:style-name="T17">                    </text:span><text:span text:style-name="T13">&lt;h3 class="text-xl font-bold text-gray-900 mb-2"&gt;</text:span><text:span text:style-name="T8">${article.title}</text:span><text:span text:style-name="T13">&lt;/h3&gt;</text:span></text:p>
      <text:p text:style-name="P2"><text:span text:style-name="T17">                    </text:span><text:span text:style-name="T13">&lt;p class="text-sm text-gray-500 mb-4"&gt;</text:span><text:span text:style-name="T8">${</text:span><text:span text:style-name="T11">new</text:span><text:span text:style-name="T8"> </text:span><text:span text:style-name="T15">Date</text:span><text:span text:style-name="T8">(article.timestamp.seconds * </text:span><text:span text:style-name="T16">1000</text:span><text:span text:style-name="T8">).toLocaleString(</text:span><text:span text:style-name="T13">'es-ES'</text:span><text:span text:style-name="T8">)}</text:span><text:span text:style-name="T13">&lt;/p&gt;</text:span></text:p>
      <text:p text:style-name="P2"><text:span text:style-name="T17">                    </text:span><text:span text:style-name="T13">&lt;p class="text-gray-700"&gt;</text:span><text:span text:style-name="T8">${article.content}</text:span><text:span text:style-name="T13">&lt;/p&gt;</text:span></text:p>
      <text:p text:style-name="P2"><text:span text:style-name="T17">                </text:span><text:span text:style-name="T13">`</text:span><text:span text:style-name="T8">;</text:span></text:p>
      <text:p text:style-name="P2">                <text:span text:style-name="T8">newsContainer.appendChild(newsCard);</text:span></text:p>
      <text:p text:style-name="P2">            <text:span text:style-name="T8">});</text:span></text:p>
      <text:p text:style-name="P2">        <text:span text:style-name="T8">};</text:span></text:p>
      <text:p text:style-name="P3"/>
      <text:p text:style-name="P2">        <text:span text:style-name="T14">// Función para simular la generación de noticias con IA</text:span></text:p>
      <text:p text:style-name="P2">        <text:span text:style-name="T11">async</text:span><text:span text:style-name="T8"> </text:span><text:span text:style-name="T11">function</text:span><text:span text:style-name="T8"> generateAIContent(topic) {</text:span></text:p>
      <text:p text:style-name="P2">            <text:span text:style-name="T8">loadingDiv.classList.remove(</text:span><text:span text:style-name="T13">'hidden'</text:span><text:span text:style-name="T8">);</text:span></text:p>
      <text:p text:style-name="P2">            <text:span text:style-name="T8">generateBtn.disabled = </text:span><text:span text:style-name="T11">true</text:span><text:span text:style-name="T8">;</text:span></text:p>
      <text:p text:style-name="P2">            <text:span text:style-name="T8">statusMessage.classList.add(</text:span><text:span text:style-name="T13">'hidden'</text:span><text:span text:style-name="T8">);</text:span></text:p>
      <text:p text:style-name="P3"/>
      <text:p text:style-name="P2">            <text:span text:style-name="T11">try</text:span><text:span text:style-name="T8"> {</text:span></text:p>
      <text:p text:style-name="P2">                <text:span text:style-name="T14">// Generar un prompt para la IA</text:span></text:p>
      <text:p text:style-name="P2">                <text:span text:style-name="T11">const</text:span><text:span text:style-name="T8"> systemPrompt = </text:span><text:span text:style-name="T13">"Eres un periodista deportivo especializado en noticias de Canarias. Escribe una noticia original y concisa, sin plagiar, basándote en la información reciente. Crea un titular llamativo y un cuerpo de texto coherente. El enfoque debe ser objetivo y analítico. No menciones que eres una IA."</text:span><text:span text:style-name="T8">;</text:span></text:p>
      <text:p text:style-name="P2">                <text:span text:style-name="T11">const</text:span><text:span text:style-name="T8"> userQuery = </text:span><text:span text:style-name="T13">`Redacta una noticia deportiva sobre la actualidad de "</text:span><text:span text:style-name="T8">${topic}</text:span><text:span text:style-name="T13">". Busca los últimos resultados, rumores o eventos relevantes para crear un artículo único.`</text:span><text:span text:style-name="T8">;</text:span></text:p>
      <text:p text:style-name="P2">                <text:span text:style-name="T11">const</text:span><text:span text:style-name="T8"> apiKey = </text:span><text:span text:style-name="T13">""</text:span><text:span text:style-name="T8">;</text:span></text:p>
      <text:p text:style-name="P2">                <text:span text:style-name="T11">const</text:span><text:span text:style-name="T8"> apiUrl = </text:span><text:span text:style-name="T13">`https://generativelanguage.googleapis.com/v1beta/models/gemini-2.5-flash-preview-05-20:generateContent?key=</text:span><text:span text:style-name="T8">${apiKey}</text:span><text:span text:style-name="T13">`</text:span><text:span text:style-name="T8">;</text:span></text:p>
      <text:p text:style-name="P3"/>
      <text:p text:style-name="P2">                <text:span text:style-name="T11">const</text:span><text:span text:style-name="T8"> payload = {</text:span></text:p>
      <text:p text:style-name="P2">                    <text:span text:style-name="T8">contents: [{ parts: [{ text: userQuery }] }],</text:span></text:p>
      <text:p text:style-name="P2">                    <text:span text:style-name="T8">tools: [{ </text:span><text:span text:style-name="T13">"google_search"</text:span><text:span text:style-name="T8">: {} }],</text:span></text:p>
      <text:p text:style-name="P2">                    <text:span text:style-name="T8">systemInstruction: {</text:span></text:p>
      <text:p text:style-name="P2">                        <text:span text:style-name="T8">parts: [{ text: systemPrompt }]</text:span></text:p>
      <text:p text:style-name="P2">                    <text:span text:style-name="T8">},</text:span></text:p>
      <text:p text:style-name="P2">                <text:span text:style-name="T8">};</text:span></text:p>
      <text:p text:style-name="P3"/>
      <text:p text:style-name="P2">                <text:span text:style-name="T11">const</text:span><text:span text:style-name="T8"> response = </text:span><text:span text:style-name="T11">await</text:span><text:span text:style-name="T8"> fetch(apiUrl, {</text:span></text:p>
      <text:p text:style-name="P2"><text:soft-page-break/>                    <text:span text:style-name="T8">method: </text:span><text:span text:style-name="T13">'POST'</text:span><text:span text:style-name="T8">,</text:span></text:p>
      <text:p text:style-name="P2">                    <text:span text:style-name="T8">headers: { </text:span><text:span text:style-name="T13">'Content-Type'</text:span><text:span text:style-name="T8">: </text:span><text:span text:style-name="T13">'application/json'</text:span><text:span text:style-name="T8"> },</text:span></text:p>
      <text:p text:style-name="P2">                    <text:span text:style-name="T8">body: </text:span><text:span text:style-name="T15">JSON</text:span><text:span text:style-name="T8">.stringify(payload)</text:span></text:p>
      <text:p text:style-name="P2">                <text:span text:style-name="T8">});</text:span></text:p>
      <text:p text:style-name="P3"/>
      <text:p text:style-name="P2">                <text:span text:style-name="T11">if</text:span><text:span text:style-name="T8"> (!response.ok) {</text:span></text:p>
      <text:p text:style-name="P2">                    <text:span text:style-name="T11">throw</text:span><text:span text:style-name="T8"> </text:span><text:span text:style-name="T11">new</text:span><text:span text:style-name="T8"> </text:span><text:span text:style-name="T15">Error</text:span><text:span text:style-name="T8">(</text:span><text:span text:style-name="T13">`Error en la API: </text:span><text:span text:style-name="T8">${response.statusText}</text:span><text:span text:style-name="T13">`</text:span><text:span text:style-name="T8">);</text:span></text:p>
      <text:p text:style-name="P2">                <text:span text:style-name="T8">}</text:span></text:p>
      <text:p text:style-name="P3"/>
      <text:p text:style-name="P2">                <text:span text:style-name="T11">const</text:span><text:span text:style-name="T8"> result = </text:span><text:span text:style-name="T11">await</text:span><text:span text:style-name="T8"> response.json();</text:span></text:p>
      <text:p text:style-name="P2">                <text:span text:style-name="T11">const</text:span><text:span text:style-name="T8"> text = result?.candidates?.[</text:span><text:span text:style-name="T16">0</text:span><text:span text:style-name="T8">]?.content?.parts?.[</text:span><text:span text:style-name="T16">0</text:span><text:span text:style-name="T8">]?.text;</text:span></text:p>
      <text:p text:style-name="P3"/>
      <text:p text:style-name="P2">                <text:span text:style-name="T11">if</text:span><text:span text:style-name="T8"> (!text) {</text:span></text:p>
      <text:p text:style-name="P2">                    <text:span text:style-name="T11">throw</text:span><text:span text:style-name="T8"> </text:span><text:span text:style-name="T11">new</text:span><text:span text:style-name="T8"> </text:span><text:span text:style-name="T15">Error</text:span><text:span text:style-name="T8">(</text:span><text:span text:style-name="T13">'La IA no pudo generar contenido. Inténtelo de nuevo.'</text:span><text:span text:style-name="T8">);</text:span></text:p>
      <text:p text:style-name="P2">                <text:span text:style-name="T8">}</text:span></text:p>
      <text:p text:style-name="P3"/>
      <text:p text:style-name="P2">                <text:span text:style-name="T14">// El título será la primera línea del texto generado, el resto es el contenido</text:span></text:p>
      <text:p text:style-name="P2">                <text:span text:style-name="T11">const</text:span><text:span text:style-name="T8"> [title, ...contentArray] = text.split(</text:span><text:span text:style-name="T13">'\n'</text:span><text:span text:style-name="T8">);</text:span></text:p>
      <text:p text:style-name="P2">                <text:span text:style-name="T11">const</text:span><text:span text:style-name="T8"> content = contentArray.join(</text:span><text:span text:style-name="T13">'\n'</text:span><text:span text:style-name="T8">).trim();</text:span></text:p>
      <text:p text:style-name="P3"/>
      <text:p text:style-name="P2">                <text:span text:style-name="T11">if</text:span><text:span text:style-name="T8"> (!title || !content) {</text:span></text:p>
      <text:p text:style-name="P2">                    <text:span text:style-name="T11">throw</text:span><text:span text:style-name="T8"> </text:span><text:span text:style-name="T11">new</text:span><text:span text:style-name="T8"> </text:span><text:span text:style-name="T15">Error</text:span><text:span text:style-name="T8">(</text:span><text:span text:style-name="T13">'La IA no generó un título y contenido válidos.'</text:span><text:span text:style-name="T8">);</text:span></text:p>
      <text:p text:style-name="P2">                <text:span text:style-name="T8">}</text:span></text:p>
      <text:p text:style-name="P3"/>
      <text:p text:style-name="P2">                <text:span text:style-name="T14">// Añadir la noticia a Firestore</text:span></text:p>
      <text:p text:style-name="P2">                <text:span text:style-name="T11">await</text:span><text:span text:style-name="T8"> addDoc(newsCollection, {</text:span></text:p>
      <text:p text:style-name="P2">                    <text:span text:style-name="T8">title,</text:span></text:p>
      <text:p text:style-name="P2">                    <text:span text:style-name="T8">content,</text:span></text:p>
      <text:p text:style-name="P2">                    <text:span text:style-name="T8">timestamp: serverTimestamp(),</text:span></text:p>
      <text:p text:style-name="P2">                    <text:span text:style-name="T8">topic,</text:span></text:p>
      <text:p text:style-name="P2">                    <text:span text:style-name="T8">userId: auth.currentUser.uid </text:span><text:span text:style-name="T14">// Guardamos el ID del usuario anónimo</text:span></text:p>
      <text:p text:style-name="P2">                <text:span text:style-name="T8">});</text:span></text:p>
      <text:p text:style-name="P3"/>
      <text:p text:style-name="P2">            <text:span text:style-name="T8">} </text:span><text:span text:style-name="T11">catch</text:span><text:span text:style-name="T8"> (error) {</text:span></text:p>
      <text:p text:style-name="P2">                <text:span text:style-name="T8">console.error(</text:span><text:span text:style-name="T13">"Error al generar la noticia:"</text:span><text:span text:style-name="T8">, error);</text:span></text:p>
      <text:p text:style-name="P2">                <text:span text:style-name="T8">statusMessage.textContent = </text:span><text:span text:style-name="T13">'Error: No se pudo generar la noticia. Revisa la consola para más detalles.'</text:span><text:span text:style-name="T8">;</text:span></text:p>
      <text:p text:style-name="P2">                <text:span text:style-name="T8">statusMessage.classList.remove(</text:span><text:span text:style-name="T13">'hidden'</text:span><text:span text:style-name="T8">);</text:span></text:p>
      <text:p text:style-name="P2">            <text:span text:style-name="T8">} </text:span><text:span text:style-name="T11">finally</text:span><text:span text:style-name="T8"> {</text:span></text:p>
      <text:p text:style-name="P2">                <text:span text:style-name="T8">loadingDiv.classList.add(</text:span><text:span text:style-name="T13">'hidden'</text:span><text:span text:style-name="T8">);</text:span></text:p>
      <text:p text:style-name="P2">                <text:span text:style-name="T8">generateBtn.disabled = </text:span><text:span text:style-name="T11">false</text:span><text:span text:style-name="T8">;</text:span></text:p>
      <text:p text:style-name="P2">            <text:span text:style-name="T8">}</text:span></text:p>
      <text:p text:style-name="P2">        <text:span text:style-name="T8">}</text:span></text:p>
      <text:p text:style-name="P3"/>
      <text:p text:style-name="P2">        <text:span text:style-name="T14">// Lógica de autenticación y carga de datos</text:span></text:p>
      <text:p text:style-name="P2">        <text:span text:style-name="T8">onAuthStateChanged(auth, </text:span><text:span text:style-name="T11">async</text:span><text:span text:style-name="T8"> (user) =&gt; {</text:span></text:p>
      <text:p text:style-name="P2">            <text:span text:style-name="T11">if</text:span><text:span text:style-name="T8"> (user) {</text:span></text:p>
      <text:p text:style-name="P2">                <text:span text:style-name="T11">const</text:span><text:span text:style-name="T8"> userId = user.uid;</text:span></text:p>
      <text:p text:style-name="P2">                <text:span text:style-name="T8">userIdDisplay.textContent = userId;</text:span></text:p>
      <text:p text:style-name="P3"/>
      <text:p text:style-name="P2"><text:soft-page-break/>                <text:span text:style-name="T14">// Escuchar noticias en tiempo real</text:span></text:p>
      <text:p text:style-name="P2">                <text:span text:style-name="T11">const</text:span><text:span text:style-name="T8"> q = query(newsCollection, orderBy(</text:span><text:span text:style-name="T13">'timestamp'</text:span><text:span text:style-name="T8">, </text:span><text:span text:style-name="T13">'desc'</text:span><text:span text:style-name="T8">));</text:span></text:p>
      <text:p text:style-name="P2">                <text:span text:style-name="T8">onSnapshot(q, (snapshot) =&gt; {</text:span></text:p>
      <text:p text:style-name="P2">                    <text:span text:style-name="T8">loadingInitial.classList.add(</text:span><text:span text:style-name="T13">'hidden'</text:span><text:span text:style-name="T8">);</text:span></text:p>
      <text:p text:style-name="P2">                    <text:span text:style-name="T8">renderNews(snapshot.docs);</text:span></text:p>
      <text:p text:style-name="P2">                <text:span text:style-name="T8">}, (error) =&gt; {</text:span></text:p>
      <text:p text:style-name="P2">                    <text:span text:style-name="T8">console.error(</text:span><text:span text:style-name="T13">"Error al obtener noticias:"</text:span><text:span text:style-name="T8">, error);</text:span></text:p>
      <text:p text:style-name="P2">                    <text:span text:style-name="T8">newsContainer.innerHTML = </text:span><text:span text:style-name="T13">`&lt;p class="text-center text-red-500"&gt;Error al cargar noticias: </text:span><text:span text:style-name="T8">${error.message}</text:span><text:span text:style-name="T13">&lt;/p&gt;`</text:span><text:span text:style-name="T8">;</text:span></text:p>
      <text:p text:style-name="P2">                <text:span text:style-name="T8">});</text:span></text:p>
      <text:p text:style-name="P2">            <text:span text:style-name="T8">} </text:span><text:span text:style-name="T11">else</text:span><text:span text:style-name="T8"> {</text:span></text:p>
      <text:p text:style-name="P2">                <text:span text:style-name="T11">try</text:span><text:span text:style-name="T8"> {</text:span></text:p>
      <text:p text:style-name="P2">                    <text:span text:style-name="T11">if</text:span><text:span text:style-name="T8"> (initialAuthToken) {</text:span></text:p>
      <text:p text:style-name="P2">                        <text:span text:style-name="T11">await</text:span><text:span text:style-name="T8"> signInWithCustomToken(auth, initialAuthToken);</text:span></text:p>
      <text:p text:style-name="P2">                    <text:span text:style-name="T8">} </text:span><text:span text:style-name="T11">else</text:span><text:span text:style-name="T8"> {</text:span></text:p>
      <text:p text:style-name="P2">                        <text:span text:style-name="T11">await</text:span><text:span text:style-name="T8"> signInAnonymously(auth);</text:span></text:p>
      <text:p text:style-name="P2">                    <text:span text:style-name="T8">}</text:span></text:p>
      <text:p text:style-name="P2">                <text:span text:style-name="T8">} </text:span><text:span text:style-name="T11">catch</text:span><text:span text:style-name="T8"> (error) {</text:span></text:p>
      <text:p text:style-name="P2">                    <text:span text:style-name="T8">console.error(</text:span><text:span text:style-name="T13">"Error al autenticar:"</text:span><text:span text:style-name="T8">, error);</text:span></text:p>
      <text:p text:style-name="P2">                    <text:span text:style-name="T8">document.getElementById(</text:span><text:span text:style-name="T13">'statusMessage'</text:span><text:span text:style-name="T8">).textContent = </text:span><text:span text:style-name="T13">'Error de autenticación. Por favor, recargue la página.'</text:span><text:span text:style-name="T8">;</text:span></text:p>
      <text:p text:style-name="P2">                    <text:span text:style-name="T8">document.getElementById(</text:span><text:span text:style-name="T13">'statusMessage'</text:span><text:span text:style-name="T8">).classList.remove(</text:span><text:span text:style-name="T13">'hidden'</text:span><text:span text:style-name="T8">);</text:span></text:p>
      <text:p text:style-name="P2">                <text:span text:style-name="T8">}</text:span></text:p>
      <text:p text:style-name="P2">            <text:span text:style-name="T8">}</text:span></text:p>
      <text:p text:style-name="P2">        <text:span text:style-name="T8">});</text:span></text:p>
      <text:p text:style-name="P3"/>
      <text:p text:style-name="P2">        <text:span text:style-name="T14">// Event listener para el botón de generación</text:span></text:p>
      <text:p text:style-name="P2">        <text:span text:style-name="T8">generateBtn.addEventListener(</text:span><text:span text:style-name="T13">'click'</text:span><text:span text:style-name="T8">, () =&gt; {</text:span></text:p>
      <text:p text:style-name="P2">            <text:span text:style-name="T11">const</text:span><text:span text:style-name="T8"> selectedTopic = topicSelect.value;</text:span></text:p>
      <text:p text:style-name="P2">            <text:span text:style-name="T8">generateAIContent(selectedTopic);</text:span></text:p>
      <text:p text:style-name="P2">        <text:span text:style-name="T8">});</text:span></text:p>
      <text:p text:style-name="P2">    <text:span text:style-name="T6">&lt;/</text:span><text:span text:style-name="T7">script</text:span><text:span text:style-name="T6">&gt;</text:span></text:p>
      <text:p text:style-name="P1"><text:span text:style-name="T3">&lt;/</text:span><text:span text:style-name="T4">body</text:span><text:span text:style-name="T3">&gt;</text:span></text:p>
      <text:p text:style-name="P1"><text:span text:style-name="T3">&lt;/</text:span><text:span text:style-name="T4">html</text:span><text:span text:style-name="T3">&gt;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Mono" svg:font-family="'Google Sans Mono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0:38:11.162415600</meta:creation-date>
    <dc:date>2025-09-07T10:42:19.615881000</dc:date>
    <meta:editing-duration>PT4M8S</meta:editing-duration>
    <meta:editing-cycles>1</meta:editing-cycles>
    <meta:document-statistic meta:table-count="0" meta:image-count="0" meta:object-count="0" meta:page-count="6" meta:paragraph-count="217" meta:word-count="1026" meta:character-count="12415" meta:non-whitespace-character-count="8789"/>
    <meta:generator>LibreOffice/25.2.5.2$Windows_X86_64 LibreOffice_project/03d19516eb2e1dd5d4ccd751a0d6f35f35e08022</meta:generator>
  </office:meta>
</office:document-meta>
</file>